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P3" style:family="paragraph" style:parent-style-name="Standard" style:list-style-name="WWNum17">
      <style:paragraph-properties fo:margin-left="0.5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24">
      <style:paragraph-properties fo:margin-left="0.5in" fo:margin-right="0in" fo:margin-top="0in" fo:margin-bottom="0in" loext:contextual-spacing="false" fo:text-indent="-0.25in" style:auto-text-indent="false"/>
    </style:style>
    <style:style style:name="P5" style:family="paragraph" style:parent-style-name="Standard" style:list-style-name="WWNum19">
      <style:paragraph-properties fo:margin-left="0.5in" fo:margin-right="0in" fo:margin-top="0in" fo:margin-bottom="0in" loext:contextual-spacing="false" fo:text-indent="-0.25in" style:auto-text-indent="false"/>
    </style:style>
    <style:style style:name="P6" style:family="paragraph" style:parent-style-name="Standard" style:list-style-name="WWNum16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6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9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27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28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1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19" style:family="paragraph" style:parent-style-name="Standard" style:list-style-name="WWNum25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2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0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60" style:family="paragraph" style:parent-style-name="Standard">
      <style:paragraph-properties fo:margin-left="0.5in" fo:margin-right="0in" fo:text-indent="0in" style:auto-text-indent="false"/>
      <style:text-properties style:font-name="Arial" style:font-name-asian="Arial1" style:font-name-complex="Arial1"/>
    </style:style>
    <style:style style:name="P61" style:family="paragraph" style:parent-style-name="Standard">
      <style:paragraph-properties fo:margin-left="0in" fo:margin-right="0in" fo:text-indent="0in" style:auto-text-indent="false"/>
    </style:style>
    <style:style style:name="P62" style:family="paragraph" style:parent-style-name="Standard">
      <style:paragraph-properties fo:margin-left="0in" fo:margin-right="0in" fo:text-indent="0.5in" style:auto-text-indent="false"/>
    </style:style>
    <style:style style:name="P63" style:family="paragraph" style:parent-style-name="Standard">
      <style:paragraph-properties fo:margin-left="0in" fo:margin-right="0in" fo:text-indent="0.5in" style:auto-text-indent="false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text-underline-style="none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<text:span text:style-name="T1">Core Java: Part 2</text:span></text:p>
      <text:p text:style-name="Standard"><text:span text:style-name="T2">1. How to import all package?</text:span></text:p>
      <text:list xml:id="list2871688049" text:style-name="WWNum17">
        <text:list-item>
          <text:p text:style-name="P3"><text:span text:style-name="T3">import java.*;</text:span></text:p>
        </text:list-item>
        <text:list-item>
          <text:p text:style-name="P3"><text:span text:style-name="T3">include java.lang;</text:span></text:p>
        </text:list-item>
        <text:list-item>
          <text:p text:style-name="P31"><text:span text:style-name="T3">java.package</text:span></text:p>
        </text:list-item>
      </text:list>
      <text:p text:style-name="P1"/>
      <text:p text:style-name="Standard"><text:span text:style-name="T2">2.What is the value of "d" after this line of code has been executed?</text:span></text:p>
      <text:p text:style-name="Standard"><text:span text:style-name="T3">double d = Math.round ( 2.5 + Math.random() );</text:span></text:p>
      <text:list xml:id="list3578850416" text:style-name="WWNum24">
        <text:list-item>
          <text:p text:style-name="P4"><text:span text:style-name="T3">2</text:span></text:p>
        </text:list-item>
        <text:list-item>
          <text:p text:style-name="P4"><text:span text:style-name="T3">3</text:span></text:p>
        </text:list-item>
        <text:list-item>
          <text:p text:style-name="P4"><text:span text:style-name="T3">4</text:span></text:p>
        </text:list-item>
        <text:list-item>
          <text:p text:style-name="P32"><text:span text:style-name="T3">2.5</text:span></text:p>
        </text:list-item>
      </text:list>
      <text:p text:style-name="P60"/>
      <text:p text:style-name="Standard"><text:span text:style-name="T2">3.Which Statement is true?</text:span></text:p>
      <text:p text:style-name="Standard"><text:span text:style-name="T3">Public class While</text:span></text:p>
      <text:p text:style-name="Standard"><text:span text:style-name="T3">{</text:span></text:p>
      <text:p text:style-name="Standard"><text:span text:style-name="T3">public void loop()</text:span></text:p>
      <text:p text:style-name="Standard"><text:span text:style-name="T3">{</text:span></text:p>
      <text:p text:style-name="Standard"><text:span text:style-name="T3">int x=0;</text:span></text:p>
      <text:p text:style-name="Standard"><text:span text:style-name="T3">while(1)</text:span></text:p>
      <text:p text:style-name="Standard"><text:soft-page-break/><text:span text:style-name="T3">{</text:span></text:p>
      <text:p text:style-name="Standard"><text:span text:style-name="T3">system.out.println(“x + 1 is : ”,(x+1) )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542612153" text:style-name="WWNum19">
        <text:list-item>
          <text:p text:style-name="P5"><text:span text:style-name="T3">There is a syntax error on line 1.</text:span></text:p>
        </text:list-item>
        <text:list-item>
          <text:p text:style-name="P5"><text:span text:style-name="T3">There are syntax errors on lines 1 and 6.</text:span></text:p>
        </text:list-item>
        <text:list-item>
          <text:p text:style-name="P5"><text:span text:style-name="T3">run infinity time</text:span></text:p>
        </text:list-item>
        <text:list-item>
          <text:p text:style-name="P33"><text:span text:style-name="T3">There is a syntax error in line 6.</text:span></text:p>
        </text:list-item>
      </text:list>
      <text:p text:style-name="P1"/>
      <text:p text:style-name="Standard"><text:span text:style-name="T2">4.Determine the output:</text:span></text:p>
      <text:p text:style-name="Standard"><text:span text:style-name="T3">class output {</text:span></text:p>
      <text:p text:style-name="Standard"><text:span text:style-name="T3">public static void main(String args[]){</text:span></text:p>
      <text:p text:style-name="Standard"><text:span text:style-name="T3">String buffer s1 = new StringBuffer("Hello world")</text:span></text:p>
      <text:p text:style-name="Standard"><text:span text:style-name="T3">s1.insert(6,"Good");</text:span></text:p>
      <text:p text:style-name="Standard"><text:span text:style-name="T3">SOP(s1);</text:span></text:p>
      <text:p text:style-name="Standard"><text:span text:style-name="T3">}</text:span></text:p>
      <text:p text:style-name="Standard"><text:span text:style-name="T3">}</text:span></text:p>
      <text:list xml:id="list789783692" text:style-name="WWNum16">
        <text:list-item>
          <text:p text:style-name="P6"><text:span text:style-name="T3">Hellogoodworld</text:span></text:p>
        </text:list-item>
        <text:list-item>
          <text:p text:style-name="P6"><text:span text:style-name="T3">hellogoodworld</text:span></text:p>
        </text:list-item>
        <text:list-item>
          <text:p text:style-name="P6"><text:span text:style-name="T3">Hello Goodworld</text:span></text:p>
        </text:list-item>
        <text:list-item>
          <text:p text:style-name="P34"><text:soft-page-break/><text:span text:style-name="T3">GoodWorld</text:span></text:p>
        </text:list-item>
      </text:list>
      <text:p text:style-name="P1"/>
      <text:p text:style-name="Standard"><text:span text:style-name="T2">5.Determine the output:</text:span></text:p>
      <text:p text:style-name="Standard"><text:span text:style-name="T3">PSVM()</text:span></text:p>
      <text:p text:style-name="Standard"><text:span text:style-name="T3">{</text:span></text:p>
      <text:p text:style-name="Standard"><text:span text:style-name="T3">try{</text:span></text:p>
      <text:p text:style-name="Standard"><text:span text:style-name="T3">int a = 5;int b = 0;</text:span></text:p>
      <text:p text:style-name="Standard"><text:span text:style-name="T3">int c = a/b;</text:span></text:p>
      <text:p text:style-name="Standard"><text:span text:style-name="T3">SOP(“World”);</text:span></text:p>
      <text:p text:style-name="Standard"><text:span text:style-name="T3">}</text:span></text:p>
      <text:p text:style-name="Standard"><text:span text:style-name="T3">Catch(exception e)</text:span></text:p>
      <text:p text:style-name="Standard"><text:span text:style-name="T3">{</text:span></text:p>
      <text:p text:style-name="Standard"><text:span text:style-name="T3">SOP(“hello”);</text:span></text:p>
      <text:p text:style-name="Standard"><text:span text:style-name="T3">}}</text:span></text:p>
      <text:list xml:id="list774728468" text:style-name="WWNum26">
        <text:list-item>
          <text:p text:style-name="P7"><text:span text:style-name="T3">hello</text:span></text:p>
        </text:list-item>
        <text:list-item>
          <text:p text:style-name="P7"><text:span text:style-name="T3">world</text:span></text:p>
        </text:list-item>
        <text:list-item>
          <text:p text:style-name="P7"><text:span text:style-name="T3">hello world</text:span></text:p>
        </text:list-item>
        <text:list-item>
          <text:p text:style-name="P35"><text:span text:style-name="T3">none of the above</text:span></text:p>
        </text:list-item>
      </text:list>
      <text:p text:style-name="P1"/>
      <text:p text:style-name="Standard"><text:span text:style-name="T2">6.What is the value of the string returned by getValue("DEMOS")</text:span></text:p>
      <text:p text:style-name="Standard"><text:span text:style-name="T3">String getValue(String word)</text:span></text:p>
      <text:p text:style-name="Standard"><text:soft-page-break/><text:span text:style-name="T3">{</text:span></text:p>
      <text:p text:style-name="Standard"><text:span text:style-name="T3">if (word.length() == 1)</text:span></text:p>
      <text:p text:style-name="Standard"><text:span text:style-name="T3">return "";</text:span></text:p>
      <text:p text:style-name="Standard"><text:span text:style-name="T3">else</text:span></text:p>
      <text:p text:style-name="Standard"><text:span text:style-name="T3">return getValue( word.substring(0, word.length() - 1) ) + word.charAt(word.length()</text:span></text:p>
      <text:p text:style-name="Standard"><text:span text:style-name="T3">- 1);</text:span></text:p>
      <text:p text:style-name="Standard"><text:span text:style-name="T3">}</text:span></text:p>
      <text:list xml:id="list4086318168" text:style-name="WWNum29">
        <text:list-item>
          <text:p text:style-name="P8"><text:span text:style-name="T3">DEMOS</text:span></text:p>
        </text:list-item>
        <text:list-item>
          <text:p text:style-name="P8"><text:span text:style-name="T3">DEMS</text:span></text:p>
        </text:list-item>
        <text:list-item>
          <text:p text:style-name="P8"><text:span text:style-name="T3">DEM</text:span></text:p>
        </text:list-item>
        <text:list-item>
          <text:p text:style-name="P36"><text:span text:style-name="T3">EMOS</text:span></text:p>
        </text:list-item>
      </text:list>
      <text:p text:style-name="P1"/>
      <text:p text:style-name="Standard"><text:span text:style-name="T2">7.Determine the output</text:span></text:p>
      <text:p text:style-name="Standard"><text:span text:style-name="T3">SOP (‘1’+new integer (2) +3);</text:span></text:p>
      <text:list xml:id="list2951982705" text:style-name="WWNum11">
        <text:list-item>
          <text:p text:style-name="P9"><text:span text:style-name="T3">123</text:span></text:p>
        </text:list-item>
        <text:list-item>
          <text:p text:style-name="P9"><text:span text:style-name="T3">13</text:span></text:p>
        </text:list-item>
        <text:list-item>
          <text:p text:style-name="P9"><text:span text:style-name="T3">1</text:span></text:p>
        </text:list-item>
        <text:list-item>
          <text:p text:style-name="P37"><text:span text:style-name="T3">12</text:span></text:p>
        </text:list-item>
      </text:list>
      <text:p text:style-name="P1"/>
      <text:p text:style-name="Standard"><text:span text:style-name="T2">8.Determine the output:</text:span></text:p>
      <text:p text:style-name="Standard"><text:span text:style-name="T3">StringBuffer s1 = new StringBuffer(“Hello”);</text:span></text:p>
      <text:p text:style-name="Standard"><text:soft-page-break/><text:span text:style-name="T3">StringBuffer s2 = reverse(s1);</text:span></text:p>
      <text:p text:style-name="Standard"><text:span text:style-name="T3">SOP(s2);</text:span></text:p>
      <text:list xml:id="list2798655241" text:style-name="WWNum9">
        <text:list-item>
          <text:p text:style-name="P10"><text:span text:style-name="T3">Hlloe</text:span></text:p>
        </text:list-item>
        <text:list-item>
          <text:p text:style-name="P10"><text:span text:style-name="T3">lloeH</text:span></text:p>
        </text:list-item>
        <text:list-item>
          <text:p text:style-name="P10"><text:span text:style-name="T3">Hello</text:span></text:p>
        </text:list-item>
        <text:list-item>
          <text:p text:style-name="P38"><text:span text:style-name="T3">olleH</text:span></text:p>
        </text:list-item>
      </text:list>
      <text:p text:style-name="P1"/>
      <text:p text:style-name="Standard"><text:span text:style-name="T2">9.Write the correct signature of the main method?</text:span></text:p>
      <text:list xml:id="list742547981" text:style-name="WWNum6">
        <text:list-item>
          <text:p text:style-name="P11"><text:span text:style-name="T3">public Static void main()</text:span></text:p>
        </text:list-item>
        <text:list-item>
          <text:p text:style-name="P11"><text:span text:style-name="T3">public Static void main(String args[])</text:span></text:p>
        </text:list-item>
        <text:list-item>
          <text:p text:style-name="P39"><text:span text:style-name="T3">public Static void main(String ...)</text:span></text:p>
        </text:list-item>
      </text:list>
      <text:p text:style-name="P1"/>
      <text:p text:style-name="Standard"><text:span text:style-name="T2">10.What is the output of this program</text:span></text:p>
      <text:p text:style-name="Standard"><text:span text:style-name="T3">class output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Object obj = new object();</text:span></text:p>
      <text:p text:style-name="Standard"><text:span text:style-name="T3">System.out.print(obj.getclass());</text:span></text:p>
      <text:p text:style-name="Standard"><text:span text:style-name="T3">}}</text:span></text:p>
      <text:list xml:id="list2891174380" text:style-name="WWNum2">
        <text:list-item>
          <text:p text:style-name="P12"><text:span text:style-name="T3">class java.object</text:span></text:p>
        </text:list-item>
        <text:list-item>
          <text:p text:style-name="P12"><text:span text:style-name="T3">class java.lang.object</text:span></text:p>
        </text:list-item>
        <text:list-item>
          <text:p text:style-name="P40"><text:soft-page-break/><text:span text:style-name="T3">none of the above</text:span></text:p>
        </text:list-item>
      </text:list>
      <text:p text:style-name="P1"/>
      <text:p text:style-name="Standard"><text:span text:style-name="T2">11.Determine the output</text:span></text:p>
      <text:p text:style-name="Standard"><text:span text:style-name="T3">Class{</text:span></text:p>
      <text:p text:style-name="Standard"><text:span text:style-name="T3">PSVM</text:span></text:p>
      <text:p text:style-name="Standard"><text:span text:style-name="T3">String str = new String( “.....”);</text:span></text:p>
      <text:p text:style-name="Standard"><text:span text:style-name="T3">}</text:span></text:p>
      <text:p text:style-name="Standard"><text:span text:style-name="T3">Do{</text:span></text:p>
      <text:p text:style-name="Standard"><text:span text:style-name="T3">str = “Hello Stop World ”;</text:span></text:p>
      <text:p text:style-name="Standard"><text:span text:style-name="T3">SOP(str);</text:span></text:p>
      <text:p text:style-name="Standard"><text:span text:style-name="T3">}</text:span></text:p>
      <text:p text:style-name="Standard"><text:span text:style-name="T3">While(str!=Strong);</text:span></text:p>
      <text:p text:style-name="Standard"><text:span text:style-name="T3">{</text:span></text:p>
      <text:p text:style-name="Standard"><text:span text:style-name="T3">.......</text:span></text:p>
      <text:p text:style-name="Standard"><text:span text:style-name="T3">}</text:span></text:p>
      <text:list xml:id="list2508083441" text:style-name="WWNum15">
        <text:list-item>
          <text:p text:style-name="P13"><text:span text:style-name="T3">HelloStopWorld</text:span></text:p>
        </text:list-item>
        <text:list-item>
          <text:p text:style-name="P13"><text:span text:style-name="T3">Hello Stop World</text:span></text:p>
        </text:list-item>
        <text:list-item>
          <text:p text:style-name="P13"><text:span text:style-name="T3">HelloStop</text:span></text:p>
        </text:list-item>
        <text:list-item>
          <text:p text:style-name="P41"><text:span text:style-name="T3">none of the above</text:span></text:p>
        </text:list-item>
      </text:list>
      <text:p text:style-name="P1"/>
      <text:p text:style-name="Standard"><text:span text:style-name="T2">12.How to declare array of string which one is correct?</text:span></text:p>
      <text:list xml:id="list1863686947" text:style-name="WWNum27">
        <text:list-item>
          <text:p text:style-name="P14"><text:soft-page-break/><text:span text:style-name="T3">string[]s;</text:span></text:p>
        </text:list-item>
        <text:list-item>
          <text:p text:style-name="P14"><text:span text:style-name="T3">string s[]</text:span></text:p>
        </text:list-item>
        <text:list-item>
          <text:p text:style-name="P42"><text:span text:style-name="T3">string []s;</text:span></text:p>
        </text:list-item>
      </text:list>
      <text:p text:style-name="P1"/>
      <text:p text:style-name="Standard"><text:span text:style-name="T2">13.What will be the output?</text:span></text:p>
      <text:p text:style-name="Standard"><text:span text:style-name="T3">class A{</text:span></text:p>
      <text:p text:style-name="Standard"><text:span text:style-name="T3">int i;</text:span></text:p>
      <text:p text:style-name="Standard"><text:span text:style-name="T3">int j;A(){</text:span></text:p>
      <text:p text:style-name="Standard"><text:span text:style-name="T3">I =1;</text:span></text:p>
      <text:p text:style-name="Standard"><text:span text:style-name="T3">J=2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Class output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A obj1 = new A();</text:span></text:p>
      <text:p text:style-name="Standard"><text:span text:style-name="T3">SOP(obj1.toString());</text:span></text:p>
      <text:p text:style-name="Standard"><text:span text:style-name="T3">}</text:span></text:p>
      <text:p text:style-name="Standard"><text:span text:style-name="T3">}</text:span></text:p>
      <text:list xml:id="list644774086" text:style-name="WWNum28">
        <text:list-item>
          <text:p text:style-name="P15"><text:span text:style-name="T3">A@1cde5f</text:span></text:p>
        </text:list-item>
        <text:list-item>
          <text:p text:style-name="P15"><text:span text:style-name="T3">A a 1cde5f</text:span></text:p>
        </text:list-item>
        <text:list-item>
          <text:p text:style-name="P15"><text:soft-page-break/><text:span text:style-name="T3">A d 1cde5f</text:span></text:p>
        </text:list-item>
        <text:list-item>
          <text:p text:style-name="P43"><text:span text:style-name="T3">@1cde5f</text:span></text:p>
        </text:list-item>
      </text:list>
      <text:p text:style-name="P1"/>
      <text:p text:style-name="Standard"><text:span text:style-name="T2">14.What will be the datatype of the no 9.6352</text:span></text:p>
      <text:list xml:id="list3835036151" text:style-name="WWNum5">
        <text:list-item>
          <text:p text:style-name="P16"><text:span text:style-name="T3">double</text:span></text:p>
        </text:list-item>
        <text:list-item>
          <text:p text:style-name="P16"><text:span text:style-name="T3">Float</text:span></text:p>
        </text:list-item>
        <text:list-item>
          <text:p text:style-name="P44"><text:span text:style-name="T3">Double</text:span></text:p>
        </text:list-item>
      </text:list>
      <text:p text:style-name="P1"/>
      <text:p text:style-name="Standard"><text:span text:style-name="T2">15.Determine the output</text:span></text:p>
      <text:p text:style-name="Standard"><text:span text:style-name="T3">public class Question {</text:span></text:p>
      <text:p text:style-name="Standard"><text:span text:style-name="T3">public static void main(String args[]) {</text:span></text:p>
      <text:p text:style-name="Standard"><text:span text:style-name="T3">String s1 = "uvw";</text:span></text:p>
      <text:p text:style-name="Standard"><text:span text:style-name="T3">String s2 = "xyz";</text:span></text:p>
      <text:p text:style-name="Standard"><text:span text:style-name="T3">String s3 = s1.concat(s2.toUpperCase( ) );</text:span></text:p>
      <text:p text:style-name="Standard"><text:span text:style-name="T3">System.out.println(s1+s2+s3);</text:span></text:p>
      <text:p text:style-name="Standard"><text:span text:style-name="T3">} }</text:span></text:p>
      <text:list xml:id="list1544274308" text:style-name="WWNum21">
        <text:list-item>
          <text:p text:style-name="P17"><text:span text:style-name="T3">uvwxyzuvwXYZ</text:span></text:p>
        </text:list-item>
        <text:list-item>
          <text:p text:style-name="P17"><text:span text:style-name="T3">uvwxyzuv</text:span></text:p>
        </text:list-item>
        <text:list-item>
          <text:p text:style-name="P17"><text:span text:style-name="T3">uvwxyzXYZ</text:span></text:p>
        </text:list-item>
        <text:list-item>
          <text:p text:style-name="P45"><text:span text:style-name="T3">uvwxyzuvXYZ</text:span></text:p>
        </text:list-item>
      </text:list>
      <text:p text:style-name="P1"/>
      <text:p text:style-name="Standard"><text:soft-page-break/><text:span text:style-name="T2">16.Determine the output</text:span></text:p>
      <text:p text:style-name="Standard"><text:span text:style-name="T3">int i = -1;</text:span></text:p>
      <text:p text:style-name="Standard"><text:span text:style-name="T3">int b = 10;</text:span></text:p>
      <text:p text:style-name="Standard"><text:span text:style-name="T3">int val = b/ i;</text:span></text:p>
      <text:list xml:id="list750742872" text:style-name="WWNum8">
        <text:list-item>
          <text:p text:style-name="P18"><text:span text:style-name="T3">-10</text:span></text:p>
        </text:list-item>
        <text:list-item>
          <text:p text:style-name="P18"><text:span text:style-name="T3">10</text:span></text:p>
        </text:list-item>
        <text:list-item>
          <text:p text:style-name="P18"><text:span text:style-name="T3">10/1</text:span></text:p>
        </text:list-item>
        <text:list-item>
          <text:p text:style-name="P46"><text:span text:style-name="T3">error17. </text:span></text:p>
        </text:list-item>
      </text:list>
      <text:p text:style-name="P60"/>
      <text:p text:style-name="P61"><text:span text:style-name="T2">17.How to inherit both the interface and abstract class ?</text:span></text:p>
      <text:list xml:id="list3333835035" text:style-name="WWNum25">
        <text:list-item>
          <text:p text:style-name="P19"><text:span text:style-name="T3">class implemts Info,interface</text:span></text:p>
        </text:list-item>
        <text:list-item>
          <text:p text:style-name="P19"><text:span text:style-name="T3">class xyz extends Info implements interface{ void load}</text:span></text:p>
        </text:list-item>
        <text:list-item>
          <text:p text:style-name="P19"><text:span text:style-name="T3">class extends Info,interface</text:span></text:p>
        </text:list-item>
        <text:list-item>
          <text:p text:style-name="P47"><text:span text:style-name="T3">class implements interface</text:span></text:p>
        </text:list-item>
      </text:list>
      <text:p text:style-name="P1"/>
      <text:p text:style-name="P1"/>
      <text:p text:style-name="Standard"><text:span text:style-name="T2">18.Which operator is used to separate parameters or attributes?</text:span></text:p>
      <text:list xml:id="list3073921456" text:style-name="WWNum12">
        <text:list-item>
          <text:p text:style-name="P20"><text:span text:style-name="T3">&amp;</text:span></text:p>
        </text:list-item>
        <text:list-item>
          <text:p text:style-name="P20"><text:span text:style-name="T3">&amp;&amp;</text:span></text:p>
        </text:list-item>
        <text:list-item>
          <text:p text:style-name="P48"><text:span text:style-name="T3">and</text:span></text:p>
        </text:list-item>
      </text:list>
      <text:p text:style-name="P1"/>
      <text:p text:style-name="Standard"><text:soft-page-break/><text:span text:style-name="T2">19.Determine the output</text:span></text:p>
      <text:p text:style-name="Standard"><text:span text:style-name="T3">public class Delta</text:span></text:p>
      <text:p text:style-name="Standard"><text:span text:style-name="T3">{ static boolean foo(char c)</text:span></text:p>
      <text:p text:style-name="Standard"><text:span text:style-name="T3">{</text:span></text:p>
      <text:p text:style-name="Standard"><text:span text:style-name="T3">System.out.print(c);</text:span></text:p>
      <text:p text:style-name="Standard"><text:span text:style-name="T3">return true;</text:span></text:p>
      <text:p text:style-name="Standard"><text:span text:style-name="T3">}</text:span></text:p>
      <text:p text:style-name="Standard"><text:span text:style-name="T3">public static void main( String[] argv )</text:span></text:p>
      <text:p text:style-name="Standard"><text:span text:style-name="T3">{</text:span></text:p>
      <text:p text:style-name="Standard"><text:span text:style-name="T3">int i = 0;</text:span></text:p>
      <text:p text:style-name="Standard"><text:span text:style-name="T3">for (foo('A'); foo('B') &amp;&amp; (i &lt; 2); foo('C'))</text:span></text:p>
      <text:p text:style-name="Standard"><text:span text:style-name="T3">{</text:span></text:p>
      <text:p text:style-name="Standard"><text:span text:style-name="T3">i++;</text:span></text:p>
      <text:p text:style-name="Standard"><text:span text:style-name="T3">foo('D');}</text:span></text:p>
      <text:p text:style-name="Standard"><text:span text:style-name="T3">}</text:span></text:p>
      <text:p text:style-name="Standard"><text:span text:style-name="T3">}</text:span></text:p>
      <text:list xml:id="list2039506360" text:style-name="WWNum13">
        <text:list-item>
          <text:p text:style-name="P21"><text:span text:style-name="T3">ABDCB</text:span></text:p>
        </text:list-item>
        <text:list-item>
          <text:p text:style-name="P21"><text:span text:style-name="T3">ABDCBDCB</text:span></text:p>
        </text:list-item>
        <text:list-item>
          <text:p text:style-name="P21"><text:span text:style-name="T3">ABCDBDA</text:span></text:p>
        </text:list-item>
        <text:list-item>
          <text:p text:style-name="P49"><text:span text:style-name="T3">ABDCBDA</text:span></text:p>
        </text:list-item>
      </text:list>
      <text:p text:style-name="P1"/>
      <text:p text:style-name="P1"><text:soft-page-break/></text:p>
      <text:p text:style-name="Standard"><text:span text:style-name="T2">20. import java.util.*;</text:span></text:p>
      <text:p text:style-name="Standard"><text:span text:style-name="T2">class Array {</text:span></text:p>
      <text:p text:style-name="Standard"><text:span text:style-name="T2">public static void main(String args[])</text:span></text:p>
      <text:p text:style-name="Standard"><text:span text:style-name="T2">{</text:span></text:p>
      <text:p text:style-name="Standard"><text:span text:style-name="T2">int array[] = new int [5];</text:span></text:p>
      <text:p text:style-name="Standard"><text:span text:style-name="T2">for (int i = 5; i &gt; 0; i--)</text:span></text:p>
      <text:p text:style-name="Standard"><text:span text:style-name="T2">array[5 - i] = i;</text:span></text:p>
      <text:p text:style-name="Standard"><text:span text:style-name="T2">Arrays.sort(array);</text:span></text:p>
      <text:p text:style-name="Standard"><text:span text:style-name="T2">for (int i = 0; i &lt; 5; ++i)</text:span></text:p>
      <text:p text:style-name="Standard"><text:span text:style-name="T2">System.out.print(array[i]);;</text:span></text:p>
      <text:p text:style-name="Standard"><text:span text:style-name="T2">}</text:span></text:p>
      <text:p text:style-name="Standard"><text:span text:style-name="T2">}</text:span></text:p>
      <text:list xml:id="list3723895216" text:style-name="WWNum7">
        <text:list-item>
          <text:p text:style-name="P22"><text:span text:style-name="T3">12345</text:span></text:p>
        </text:list-item>
        <text:list-item>
          <text:p text:style-name="P22"><text:span text:style-name="T3">54321</text:span></text:p>
        </text:list-item>
        <text:list-item>
          <text:p text:style-name="P22"><text:span text:style-name="T3">123</text:span></text:p>
        </text:list-item>
        <text:list-item>
          <text:p text:style-name="P50"><text:span text:style-name="T3">1234</text:span></text:p>
        </text:list-item>
      </text:list>
      <text:p text:style-name="P1"/>
      <text:p text:style-name="Standard"><text:span text:style-name="T2">21.What is the output of this program?</text:span></text:p>
      <text:p text:style-name="Standard"><text:span text:style-name="T3">import java.util.*;</text:span></text:p>
      <text:p text:style-name="Standard"><text:span text:style-name="T3">class Array {</text:span></text:p>
      <text:p text:style-name="Standard"><text:soft-page-break/><text:span text:style-name="T3">public static void main(String args[])</text:span></text:p>
      <text:p text:style-name="Standard"><text:span text:style-name="T3">{</text:span></text:p>
      <text:p text:style-name="Standard"><text:span text:style-name="T3">int array[] = new int [5];</text:span></text:p>
      <text:p text:style-name="Standard"><text:span text:style-name="T3">for (int i = 5; i &gt; 0; i--)</text:span></text:p>
      <text:p text:style-name="Standard"><text:span text:style-name="T3">array[5-i] = i;</text:span></text:p>
      <text:p text:style-name="Standard"><text:span text:style-name="T3">Arrays.fill(array, 1, 4, 8);</text:span></text:p>
      <text:p text:style-name="Standard"><text:span text:style-name="T3">for (int i = 0; i &lt; 5 ; i++)</text:span></text:p>
      <text:p text:style-name="Standard"><text:span text:style-name="T3">System.out.print(array[i])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advertisements</text:span></text:p>
      <text:list xml:id="list671019452" text:style-name="WWNum4">
        <text:list-item>
          <text:p text:style-name="P23"><text:span text:style-name="T3">12885</text:span></text:p>
        </text:list-item>
        <text:list-item>
          <text:p text:style-name="P23"><text:span text:style-name="T3">12845</text:span></text:p>
        </text:list-item>
        <text:list-item>
          <text:p text:style-name="P23"><text:span text:style-name="T3">58881</text:span></text:p>
        </text:list-item>
        <text:list-item>
          <text:p text:style-name="P51"><text:span text:style-name="T3">54881</text:span></text:p>
        </text:list-item>
      </text:list>
      <text:p text:style-name="P1"/>
      <text:p text:style-name="Standard"><text:span text:style-name="T2">22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StringBuffer c = new StringBuffer(</text:span></text:p>
      <text:p text:style-name="Standard"><text:soft-page-break/><text:span text:style-name="T3">"Hello");</text:span></text:p>
      <text:p text:style-name="Standard"><text:span text:style-name="T3">StringBuffer c1 = new StringBuffer</text:span></text:p>
      <text:p text:style-name="Standard"><text:span text:style-name="T3">(" World");</text:span></text:p>
      <text:p text:style-name="Standard"><text:span text:style-name="T3">c.append(c1);</text:span></text:p>
      <text:p text:style-name="Standard"><text:span text:style-name="T3">System.out.println(c);</text:span></text:p>
      <text:p text:style-name="Standard"><text:span text:style-name="T3">}</text:span></text:p>
      <text:p text:style-name="Standard"><text:span text:style-name="T3">}</text:span></text:p>
      <text:list xml:id="list2097984306" text:style-name="WWNum10">
        <text:list-item>
          <text:p text:style-name="P24"><text:span text:style-name="T3">Hello</text:span></text:p>
        </text:list-item>
        <text:list-item>
          <text:p text:style-name="P24"><text:span text:style-name="T3">World</text:span></text:p>
        </text:list-item>
        <text:list-item>
          <text:p text:style-name="P24"><text:span text:style-name="T3">Helloworld</text:span></text:p>
        </text:list-item>
        <text:list-item>
          <text:p text:style-name="P52"><text:span text:style-name="T3">Hello World</text:span></text:p>
        </text:list-item>
      </text:list>
      <text:p text:style-name="P1"/>
      <text:p text:style-name="Standard"><text:span text:style-name="T2">23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StringBuffer s1 = new StringBuffer("Hello");</text:span></text:p>
      <text:p text:style-name="Standard"><text:span text:style-name="T3">s1.setCharAt(1,'x');</text:span></text:p>
      <text:p text:style-name="Standard"><text:span text:style-name="T3">System.out.println(s1);</text:span></text:p>
      <text:p text:style-name="Standard"><text:span text:style-name="T3">}</text:span></text:p>
      <text:p text:style-name="Standard"><text:span text:style-name="T3">}</text:span></text:p>
      <text:list xml:id="list3076175115" text:style-name="WWNum22">
        <text:list-item>
          <text:p text:style-name="P25"><text:soft-page-break/><text:span text:style-name="T3">xello</text:span></text:p>
        </text:list-item>
        <text:list-item>
          <text:p text:style-name="P25"><text:span text:style-name="T3">xxxxx</text:span></text:p>
        </text:list-item>
        <text:list-item>
          <text:p text:style-name="P25"><text:span text:style-name="T3">Hxllo</text:span></text:p>
        </text:list-item>
        <text:list-item>
          <text:p text:style-name="P53"><text:span text:style-name="T3">Hexlo</text:span></text:p>
        </text:list-item>
      </text:list>
      <text:p text:style-name="P1"/>
      <text:p text:style-name="Standard"><text:span text:style-name="T2">24.Determine the output</text:span></text:p>
      <text:p text:style-name="Standard"><text:span text:style-name="T3">import java.io.*;</text:span></text:p>
      <text:p text:style-name="Standard"><text:span text:style-name="T3">public class filesinputoutput {</text:span></text:p>
      <text:p text:style-name="Standard"><text:span text:style-name="T3">public static void main(String[] args)</text:span></text:p>
      <text:p text:style-name="Standard"><text:span text:style-name="T3">{</text:span></text:p>
      <text:p text:style-name="Standard"><text:span text:style-name="T3">String obj = "abc";</text:span></text:p>
      <text:p text:style-name="Standard"><text:span text:style-name="T3">byte b[] = obj.getBytes();</text:span></text:p>
      <text:p text:style-name="Standard"><text:span text:style-name="T3">ByteArrayInputStream obj1 = new Byte</text:span></text:p>
      <text:p text:style-name="Standard"><text:span text:style-name="T3">ArrayInputStream(b);</text:span></text:p>
      <text:p text:style-name="Standard"><text:span text:style-name="T3">for (int i = 0; i &lt; 2; ++ i) {</text:span></text:p>
      <text:p text:style-name="Standard"><text:span text:style-name="T3">int c;</text:span></text:p>
      <text:p text:style-name="Standard"><text:span text:style-name="T3">while((c = obj1.read()) != -1) {</text:span></text:p>
      <text:p text:style-name="Standard"><text:span text:style-name="T3">if(i == 0) {</text:span></text:p>
      <text:p text:style-name="Standard"><text:span text:style-name="T3">System.out.print(Charact</text:span></text:p>
      <text:p text:style-name="Standard"><text:span text:style-name="T3">er.toUpperCase((char)c));</text:span></text:p>
      <text:p text:style-name="Standard"><text:span text:style-name="T3">obj2.write(1);</text:span></text:p>
      <text:p text:style-name="Standard"><text:soft-page-break/><text:span text:style-name="T3">}</text:span></text:p>
      <text:p text:style-name="Standard"><text:span text:style-name="T3">}</text:span></text:p>
      <text:p text:style-name="Standard"><text:span text:style-name="T3">System.out.print(obj2)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3638446105" text:style-name="WWNum1">
        <text:list-item>
          <text:p text:style-name="P26"><text:span text:style-name="T3">AaBaCa</text:span></text:p>
        </text:list-item>
        <text:list-item>
          <text:p text:style-name="P26"><text:span text:style-name="T3">ABCaaa</text:span></text:p>
        </text:list-item>
        <text:list-item>
          <text:p text:style-name="P26"><text:span text:style-name="T3">AaaBaaCaa</text:span></text:p>
        </text:list-item>
        <text:list-item>
          <text:p text:style-name="P54"><text:span text:style-name="T3">AaBaaCaaa</text:span></text:p>
        </text:list-item>
      </text:list>
      <text:p text:style-name="P1"/>
      <text:p text:style-name="Standard"><text:span text:style-name="T2">25.Determine the output</text:span></text:p>
      <text:p text:style-name="Standard"><text:span text:style-name="T3">class output {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char c[]={'a', '1', 'b' ,' ' ,'A' ,</text:span></text:p>
      <text:p text:style-name="Standard"><text:span text:style-name="T3">'0'};</text:span></text:p>
      <text:p text:style-name="Standard"><text:span text:style-name="T3">for (int i = 0; i &lt; 5; ++i)</text:span></text:p>
      <text:p text:style-name="Standard"><text:span text:style-name="T3">{</text:span></text:p>
      <text:p text:style-name="Standard"><text:span text:style-name="T3">if(Character.isDigit(c[i]))</text:span></text:p>
      <text:p text:style-name="Standard"><text:span text:style-name="T3">System.out.println(c[i]+" is a digit");</text:span></text:p>
      <text:p text:style-name="Standard"><text:soft-page-break/><text:span text:style-name="T3">if(Character.isWhitespace(c[</text:span></text:p>
      <text:p text:style-name="Standard"><text:span text:style-name="T3">i]))</text:span></text:p>
      <text:p text:style-name="Standard"><text:span text:style-name="T3">System.out.println(c[i]+</text:span></text:p>
      <text:p text:style-name="Standard"><text:span text:style-name="T3">" is a Whitespace character");</text:span></text:p>
      <text:p text:style-name="Standard"><text:span text:style-name="T3">if(Character.isUpperCase(c[i</text:span></text:p>
      <text:p text:style-name="Standard"><text:span text:style-name="T3">]))</text:span></text:p>
      <text:p text:style-name="Standard"><text:span text:style-name="T3">System.out.println(c[i]+</text:span></text:p>
      <text:p text:style-name="Standard"><text:span text:style-name="T3">" is an Upper case Letter");</text:span></text:p>
      <text:p text:style-name="Standard"><text:span text:style-name="T3">if(Character.isLowerCase(c[i</text:span></text:p>
      <text:p text:style-name="Standard"><text:span text:style-name="T3">]))</text:span></text:p>
      <text:p text:style-name="Standard"><text:span text:style-name="T3">System.out.println(c[i]+</text:span></text:p>
      <text:p text:style-name="Standard"><text:span text:style-name="T3">" is a lower case Letter");</text:span></text:p>
      <text:p text:style-name="Standard"><text:span text:style-name="T3">i=i+3;</text:span></text:p>
      <text:p text:style-name="Standard"><text:span text:style-name="T3">}</text:span></text:p>
      <text:p text:style-name="Standard"><text:span text:style-name="T3">}</text:span></text:p>
      <text:p text:style-name="Standard"><text:span text:style-name="T3">}</text:span></text:p>
      <text:list xml:id="list546089310" text:style-name="WWNum14">
        <text:list-item>
          <text:p text:style-name="P55"><text:span text:style-name="T3">a is a lower case Letter</text:span></text:p>
        </text:list-item>
      </text:list>
      <text:p text:style-name="P62"><text:span text:style-name="T3">is White space character</text:span></text:p>
      <text:p text:style-name="P61"><text:span text:style-name="T3"><text:s text:c="6"/>b) b is a lower case Letter</text:span></text:p>
      <text:p text:style-name="P62"><text:span text:style-name="T3">is White space character</text:span></text:p>
      <text:p text:style-name="P61"><text:span text:style-name="T3"><text:s text:c="6"/>c) a is a lower case Letter</text:span></text:p>
      <text:p text:style-name="P62"><text:soft-page-break/><text:span text:style-name="T3">A is a upper case Letter</text:span></text:p>
      <text:p text:style-name="Standard"><text:span text:style-name="T3"><text:s text:c="6"/>d) a is a lower case Letter</text:span></text:p>
      <text:p text:style-name="P62"><text:span text:style-name="T3">0 is a digit</text:span></text:p>
      <text:p text:style-name="P63"/>
      <text:p text:style-name="P63"/>
      <text:p text:style-name="Standard"><text:span text:style-name="T2">26.Which pattern ?</text:span></text:p>
      <text:p text:style-name="Standard"><text:span text:style-name="T3">Public static void main(String args[])</text:span></text:p>
      <text:p text:style-name="Standard"><text:span text:style-name="T3">{</text:span></text:p>
      <text:p text:style-name="Standard"><text:span text:style-name="T3">List&lt;string&gt; List = new ArrayList&lt;string&gt;();</text:span></text:p>
      <text:p text:style-name="Standard"><text:span text:style-name="T3">//add string</text:span></text:p>
      <text:p text:style-name="Standard"><text:span text:style-name="T3">List.add(“cricket”);</text:span></text:p>
      <text:p text:style-name="Standard"><text:span text:style-name="T3">List.add(“football”);</text:span></text:p>
      <text:p text:style-name="Standard"><text:span text:style-name="T3">List.add(“hockey”);</text:span></text:p>
      <text:p text:style-name="Standard"><text:span text:style-name="T3">Iterator it = List.iterator();</text:span></text:p>
      <text:p text:style-name="Standard"><text:span text:style-name="T3">While(it.hasNext())</text:span></text:p>
      <text:p text:style-name="Standard"><text:span text:style-name="T3">{</text:span></text:p>
      <text:p text:style-name="Standard"><text:span text:style-name="T3">String s = it.next();}}</text:span></text:p>
      <text:p text:style-name="P1"/>
      <text:p text:style-name="P1"/>
      <text:p text:style-name="P1"/>
      <text:p text:style-name="Standard"><text:span text:style-name="T2">27.What is the output?</text:span></text:p>
      <text:p text:style-name="Standard"><text:soft-page-break/><text:span text:style-name="T3">1. public class TestString1 {</text:span></text:p>
      <text:p text:style-name="Standard"><text:span text:style-name="T3">2. public static void main(String[] args) {</text:span></text:p>
      <text:p text:style-name="Standard"><text:span text:style-name="T3">3. String str = "420";</text:span></text:p>
      <text:p text:style-name="Standard"><text:span text:style-name="T3">4. str += 42;</text:span></text:p>
      <text:p text:style-name="Standard"><text:span text:style-name="T3">5. System.out.print(str);</text:span></text:p>
      <text:p text:style-name="Standard"><text:span text:style-name="T3">6. }</text:span></text:p>
      <text:p text:style-name="Standard"><text:span text:style-name="T3">7. }</text:span></text:p>
      <text:p text:style-name="P1"/>
      <text:list xml:id="list2674876920" text:style-name="WWNum3">
        <text:list-item>
          <text:p text:style-name="P27"><text:span text:style-name="T3">42</text:span></text:p>
        </text:list-item>
        <text:list-item>
          <text:p text:style-name="P27"><text:span text:style-name="T3">420</text:span></text:p>
        </text:list-item>
        <text:list-item>
          <text:p text:style-name="P27"><text:span text:style-name="T3">462</text:span></text:p>
        </text:list-item>
        <text:list-item>
          <text:p text:style-name="P27"><text:span text:style-name="T3">42042</text:span></text:p>
        </text:list-item>
        <text:list-item>
          <text:p text:style-name="P27"><text:span text:style-name="T3">Compilation fails</text:span></text:p>
        </text:list-item>
        <text:list-item>
          <text:p text:style-name="P56"><text:span text:style-name="T3">An exception is thrown at runtime.</text:span></text:p>
        </text:list-item>
      </text:list>
      <text:p text:style-name="P1"/>
      <text:p text:style-name="P1"/>
      <text:p text:style-name="Standard"><text:span text:style-name="T2">28.Which three are valid on line 12?</text:span></text:p>
      <text:p text:style-name="Standard"><text:span text:style-name="T3">(Choose three.)</text:span></text:p>
      <text:p text:style-name="Standard"><text:span text:style-name="T3">11. public interface Status {</text:span></text:p>
      <text:p text:style-name="Standard"><text:span text:style-name="T3">12. /* insert code here */ int MY_VALUE = 10;</text:span></text:p>
      <text:p text:style-name="P1"/>
      <text:list xml:id="list3024658839" text:style-name="WWNum23">
        <text:list-item>
          <text:p text:style-name="P28"><text:soft-page-break/><text:span text:style-name="T3">final</text:span></text:p>
        </text:list-item>
        <text:list-item>
          <text:p text:style-name="P28"><text:span text:style-name="T3">static</text:span></text:p>
        </text:list-item>
        <text:list-item>
          <text:p text:style-name="P28"><text:span text:style-name="T3">native</text:span></text:p>
        </text:list-item>
        <text:list-item>
          <text:p text:style-name="P28"><text:span text:style-name="T3">public</text:span></text:p>
        </text:list-item>
        <text:list-item>
          <text:p text:style-name="P28"><text:span text:style-name="T3">private</text:span></text:p>
        </text:list-item>
        <text:list-item>
          <text:p text:style-name="P28"><text:span text:style-name="T3">abstract</text:span></text:p>
        </text:list-item>
        <text:list-item>
          <text:p text:style-name="P57"><text:span text:style-name="T3">protected</text:span></text:p>
        </text:list-item>
      </text:list>
      <text:p text:style-name="P1"/>
      <text:p text:style-name="Standard"><text:span text:style-name="T2">29.Which code, inserted at line 15, allows the class Sprite to compile?</text:span></text:p>
      <text:p text:style-name="Standard"><text:span text:style-name="T3">10. interface Foo { int bar(); }</text:span></text:p>
      <text:p text:style-name="Standard"><text:span text:style-name="T3">11. public class Sprite {</text:span></text:p>
      <text:p text:style-name="Standard"><text:span text:style-name="T3">12. public int fubar( Foo foo ) { return foo.bar(); }</text:span></text:p>
      <text:p text:style-name="Standard"><text:span text:style-name="T3">13. public void testFoo() {</text:span></text:p>
      <text:p text:style-name="Standard"><text:span text:style-name="T3">14. fubar(</text:span></text:p>
      <text:p text:style-name="Standard"><text:span text:style-name="T3">15. // insert code here</text:span></text:p>
      <text:p text:style-name="Standard"><text:span text:style-name="T3">16. );</text:span></text:p>
      <text:p text:style-name="Standard"><text:span text:style-name="T3">17. }</text:span></text:p>
      <text:p text:style-name="Standard"><text:span text:style-name="T3">18. }</text:span></text:p>
      <text:p text:style-name="P1"/>
      <text:list xml:id="list363713985" text:style-name="WWNum18">
        <text:list-item>
          <text:p text:style-name="P29"><text:span text:style-name="T3">Foo { public int bar() { return 1; }</text:span></text:p>
        </text:list-item>
        <text:list-item>
          <text:p text:style-name="P29"><text:span text:style-name="T3">new Foo { public int bar() { return 1; }</text:span></text:p>
        </text:list-item>
        <text:list-item>
          <text:p text:style-name="P29"><text:soft-page-break/><text:span text:style-name="T3">new Foo() { public int bar() { return 1; }</text:span></text:p>
        </text:list-item>
        <text:list-item>
          <text:p text:style-name="P58"><text:span text:style-name="T3">new class Foo { public int bar() { return 1; }</text:span></text:p>
        </text:list-item>
      </text:list>
      <text:p text:style-name="P1"/>
      <text:p text:style-name="Standard"><text:span text:style-name="T2">30.What is the result?</text:span></text:p>
      <text:p text:style-name="Standard"><text:span text:style-name="T3">11. class Animal { public String noise() { return "peep"; } }</text:span></text:p>
      <text:p text:style-name="Standard"><text:span text:style-name="T3">12. class Dog extends Animal {</text:span></text:p>
      <text:p text:style-name="Standard"><text:span text:style-name="T3">13. public String noise() { return "bark"; }</text:span></text:p>
      <text:p text:style-name="Standard"><text:span text:style-name="T3">14. }</text:span></text:p>
      <text:p text:style-name="Standard"><text:span text:style-name="T3">15. class Cat extends Animal {</text:span></text:p>
      <text:p text:style-name="Standard"><text:span text:style-name="T3">16. public String noise() { return "meow"; }</text:span></text:p>
      <text:p text:style-name="Standard"><text:span text:style-name="T3">17. } ...</text:span></text:p>
      <text:p text:style-name="Standard"><text:span text:style-name="T3">30. Animal animal = new Dog();</text:span></text:p>
      <text:p text:style-name="Standard"><text:span text:style-name="T3">31. Cat cat = (Cat)animal;</text:span></text:p>
      <text:p text:style-name="Standard"><text:span text:style-name="T3">32. System.out.println(cat.noise());</text:span></text:p>
      <text:p text:style-name="P1"/>
      <text:list xml:id="list909218926" text:style-name="WWNum20">
        <text:list-item>
          <text:p text:style-name="P30"><text:span text:style-name="T3">peep</text:span></text:p>
        </text:list-item>
        <text:list-item>
          <text:p text:style-name="P30"><text:span text:style-name="T3">bark</text:span></text:p>
        </text:list-item>
        <text:list-item>
          <text:p text:style-name="P30"><text:span text:style-name="T3">meow</text:span></text:p>
        </text:list-item>
        <text:list-item>
          <text:p text:style-name="P30"><text:span text:style-name="T3">Compilation fails</text:span></text:p>
        </text:list-item>
        <text:list-item>
          <text:p text:style-name="P59"><text:span text:style-name="T3">An exception is thrown at runtim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79" meta:word-count="1238" meta:character-count="6672" meta:non-whitespace-character-count="5909"/>
    <meta:generator>LibreOfficeDev/6.0.5.2$Linux_X86_64 LibreOffice_project/</meta:generator>
  </office:meta>
</office:document-meta>
</file>